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Dat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Inside_20_Address_20_Name">
      <style:paragraph-properties fo:text-align="start" style:justify-single-word="false"/>
    </style:style>
    <style:style style:name="P5" style:family="paragraph" style:parent-style-name="Inside_20_Address_20_Name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Inside_20_Address">
      <style:paragraph-properties fo:text-align="start" style:justify-single-word="false"/>
    </style:style>
    <style:style style:name="P7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8" style:family="paragraph" style:parent-style-name="Inside_20_Address">
      <style:paragraph-properties fo:text-align="start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13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number:date-style style:name="N106">
      <number:day/>
      <number:text>-</number:text>
      <number:month number:textual="true"/>
      <number:text>-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sex" text:name="patientSex"/>
        <text:user-field-decl office:value-type="string" office:string-value="patient.entity.breed" text:name="patientBreed"/>
        <text:user-field-decl office:value-type="string" office:string-value="[openvpms:get(party:getPatientReferralVet(.),'firstName')]" text:name="refVetFirstName"/>
        <text:user-field-decl office:value-type="string" office:string-value="[openvpms:get(party:getPatientReferralVet(.),'lastName')]" text:name="refVetLastName"/>
        <text:user-field-decl office:value-type="string" office:string-value="[openvpms:get(party:getPatientReferralVetPractice(.),'name')]" text:name="refVetPracticeName"/>
        <text:user-field-decl office:value-type="string" office:string-value="[openvpms:get(party:getPatientOwner(.),'lastName')]" text:name="patientLastName"/>
        <text:user-field-decl office:value-type="string" office:string-value="patient.entity.age" text:name="patientAge"/>
        <text:user-field-decl office:value-type="string" office:string-value="[party:getFaxNumber(party:getPatientReferralVetPractice(.))]" text:name="refVetPracticeFax"/>
        <text:user-field-decl office:value-type="string" office:string-value="[user:format(openvpms:get(., 'clinician.entity'), 'long')]" text:name="clinicianName"/>
      </text:user-field-decls>
      <text:p text:style-name="P13"/>
      <text:p text:style-name="P3"/>
      <text:p text:style-name="P3"/>
      <text:p text:style-name="Standard"><text:span text:style-name="T2">Fax: <text:tab/></text:span><text:span text:style-name="T3"><text:user-field-get text:name="refVetPracticeFax">[party:getFaxNumber(party:getPatientReferralVetPractice(.))]</text:user-field-get></text:span><text:span text:style-name="T2"><text:tab/><text:tab/><text:tab/><text:tab/><text:tab/><text:tab/><text:tab/><text:tab/></text:span><text:date style:data-style-name="N106" text:date-value="2016-08-01T05:07:35.11">1-Aug-16</text:date></text:p>
      <text:p text:style-name="P4"><text:span text:style-name="T4">Attention: <text:tab/>Dr </text:span><text:span text:style-name="T4"><text:user-field-get text:name="refVetFirstName">[openvpms:get(party:getPatientReferralVet(.),'firstName')]</text:user-field-get></text:span><text:span text:style-name="T4"> </text:span><text:span text:style-name="T4"><text:user-field-get text:name="refVetLastName">[openvpms:get(party:getPatientReferralVet(.),'lastName')]</text:user-field-get></text:span><text:span text:style-name="T4">, </text:span><text:span text:style-name="T4"><text:user-field-get text:name="refVetPracticeName">[openvpms:get(party:getPatientReferralVetPractice(.),'name')]</text:user-field-get></text:span></text:p>
      <text:p text:style-name="P5">Referral Letter for <text:user-field-get text:name="patientName">patient.entity.name</text:user-field-get> <text:user-field-get text:name="patientLastName">[openvpms:get(party:getPatientOwner(.),'lastName')]</text:user-field-get></text:p>
      <text:p text:style-name="P6"/>
      <text:p text:style-name="P9"><text:span text:style-name="T5">Thank you for the referral of </text:span><text:span text:style-name="T5"><text:user-field-get text:name="patientName">patient.entity.name</text:user-field-get></text:span><text:span text:style-name="T5">, a </text:span><text:span text:style-name="T5"><text:user-field-get text:name="patientAge">patient.entity.age</text:user-field-get></text:span><text:span text:style-name="T5"> old, </text:span><text:span text:style-name="T5"><text:user-field-get text:name="patientSex">patient.entity.sex</text:user-field-get></text:span><text:span text:style-name="T5"> </text:span><text:span text:style-name="T5"><text:user-field-get text:name="patientBreed">patient.entity.breed</text:user-field-get></text:span><text:span text:style-name="T5">. </text:span></text:p>
      <text:p text:style-name="P10"/>
      <text:p text:style-name="P11">Presenting Complaint: </text:p>
      <text:p text:style-name="P11">History: </text:p>
      <text:p text:style-name="P11">Clinical Examination Findings: </text:p>
      <text:p text:style-name="P11">Diagnostic Testing: </text:p>
      <text:p text:style-name="P11">Diagnosis: </text:p>
      <text:p text:style-name="P11">Surgery: </text:p>
      <text:p text:style-name="P11">Plan: </text:p>
      <text:p text:style-name="P11">Prognosis: </text:p>
      <text:p text:style-name="P10"/>
      <text:p text:style-name="P10"/>
      <text:p text:style-name="P10"/>
      <text:p text:style-name="P11"/>
      <text:p text:style-name="P7">Please call or email me if I can be of further assistance in this case or any other. </text:p>
      <text:p text:style-name="P7"/>
      <text:p text:style-name="P7"/>
      <text:p text:style-name="P7">Thanks,</text:p>
      <text:p text:style-name="P7"/>
      <text:p text:style-name="P7"/>
      <text:p text:style-name="P7"/>
      <text:p text:style-name="P7">------------------------------------------------</text:p>
      <text:p text:style-name="P8"><text:user-field-get text:name="clinicianName">[user:format(openvpms:get(., 'clinician.entity'), 'long')]</text:user-field-get>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-left="0.635cm" fo:margin-right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-left="1.27cm" fo:margin-right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-left="1.905cm" fo:margin-right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-left="0.635cm" fo:margin-right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-left="0.635cm" fo:margin-right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-left="0cm" fo:margin-right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-left="0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6-08-01T05:07:35.08">1 August 2016</text:date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March 12, 2006</dc:title>
    <meta:initial-creator>Sam Snelling</meta:initial-creator>
    <meta:creation-date>2006-03-12T06:57:00</meta:creation-date>
    <dc:creator>Tim Gething</dc:creator>
    <dc:date>2016-08-01T05:07:35.03</dc:date>
    <meta:print-date>2006-05-13T01:07:00</meta:print-date>
    <dc:language>en-US</dc:language>
    <meta:editing-cycles>51</meta:editing-cycles>
    <meta:editing-duration>PT11H6M31S</meta:editing-duration>
    <meta:document-statistic meta:table-count="0" meta:image-count="0" meta:object-count="0" meta:page-count="1" meta:paragraph-count="17" meta:word-count="65" meta:character-count="827"/>
    <meta:user-defined meta:name="Info 1"/>
    <meta:user-defined meta:name="Info 2"/>
    <meta:user-defined meta:name="Info 3"/>
    <meta:user-defined meta:name="Info 4"/>
  </office:meta>
</office:document-meta>
</file>